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70.44pt"/>
    </style:style>
    <style:style style:name="co4" style:family="table-column">
      <style:table-column-properties fo:break-before="auto" style:column-width="56.61pt"/>
    </style:style>
    <style:style style:name="co5" style:family="table-column">
      <style:table-column-properties fo:break-before="auto" style:column-width="55.05pt"/>
    </style:style>
    <style:style style:name="co6" style:family="table-column">
      <style:table-column-properties fo:break-before="auto" style:column-width="51.9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/>
      <table:table table:name="presorted1_1000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2" table:default-cell-style-name="ce1"/>
        <table:table-row table:style-name="ro1" table:number-rows-repeated="22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Interval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Heap sort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00001" calcext:value-type="float">
            <text:p>0.0000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0.000018" calcext:value-type="float">
            <text:p>0.000018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500" calcext:value-type="float">
            <text:p>500</text:p>
          </table:table-cell>
          <table:table-cell office:value-type="float" office:value="0.000795" calcext:value-type="float">
            <text:p>0.000795</text:p>
          </table:table-cell>
          <table:table-cell office:value-type="float" office:value="0.034065" calcext:value-type="float">
            <text:p>0.034065</text:p>
          </table:table-cell>
          <table:table-cell office:value-type="float" office:value="0.011969" calcext:value-type="float">
            <text:p>0.011969</text:p>
          </table:table-cell>
          <table:table-cell office:value-type="float" office:value="0.072961" calcext:value-type="float">
            <text:p>0.072961</text:p>
          </table:table-cell>
          <table:table-cell office:value-type="float" office:value="0.008709" calcext:value-type="float">
            <text:p>0.008709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1000" calcext:value-type="float">
            <text:p>1000</text:p>
          </table:table-cell>
          <table:table-cell office:value-type="float" office:value="0.00134" calcext:value-type="float">
            <text:p>0.00134</text:p>
          </table:table-cell>
          <table:table-cell office:value-type="float" office:value="0.141444" calcext:value-type="float">
            <text:p>0.141444</text:p>
          </table:table-cell>
          <table:table-cell office:value-type="float" office:value="0.032404" calcext:value-type="float">
            <text:p>0.032404</text:p>
          </table:table-cell>
          <table:table-cell office:value-type="float" office:value="0.315968" calcext:value-type="float">
            <text:p>0.315968</text:p>
          </table:table-cell>
          <table:table-cell office:value-type="float" office:value="0.016356" calcext:value-type="float">
            <text:p>0.01635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1500" calcext:value-type="float">
            <text:p>1500</text:p>
          </table:table-cell>
          <table:table-cell office:value-type="float" office:value="0.001011" calcext:value-type="float">
            <text:p>0.001011</text:p>
          </table:table-cell>
          <table:table-cell office:value-type="float" office:value="0.299731" calcext:value-type="float">
            <text:p>0.299731</text:p>
          </table:table-cell>
          <table:table-cell office:value-type="float" office:value="0.030788" calcext:value-type="float">
            <text:p>0.030788</text:p>
          </table:table-cell>
          <table:table-cell office:value-type="float" office:value="0.637747" calcext:value-type="float">
            <text:p>0.637747</text:p>
          </table:table-cell>
          <table:table-cell office:value-type="float" office:value="0.014028" calcext:value-type="float">
            <text:p>0.014028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2000" calcext:value-type="float">
            <text:p>2000</text:p>
          </table:table-cell>
          <table:table-cell office:value-type="float" office:value="0.001414" calcext:value-type="float">
            <text:p>0.001414</text:p>
          </table:table-cell>
          <table:table-cell office:value-type="float" office:value="0.544275" calcext:value-type="float">
            <text:p>0.544275</text:p>
          </table:table-cell>
          <table:table-cell office:value-type="float" office:value="0.045081" calcext:value-type="float">
            <text:p>0.045081</text:p>
          </table:table-cell>
          <table:table-cell office:value-type="float" office:value="1.109363" calcext:value-type="float">
            <text:p>1.109363</text:p>
          </table:table-cell>
          <table:table-cell office:value-type="float" office:value="0.019721" calcext:value-type="float">
            <text:p>0.01972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2500" calcext:value-type="float">
            <text:p>2500</text:p>
          </table:table-cell>
          <table:table-cell office:value-type="float" office:value="0.003535" calcext:value-type="float">
            <text:p>0.003535</text:p>
          </table:table-cell>
          <table:table-cell office:value-type="float" office:value="0.87268" calcext:value-type="float">
            <text:p>0.87268</text:p>
          </table:table-cell>
          <table:table-cell office:value-type="float" office:value="0.05042" calcext:value-type="float">
            <text:p>0.05042</text:p>
          </table:table-cell>
          <table:table-cell office:value-type="float" office:value="1.723976" calcext:value-type="float">
            <text:p>1.723976</text:p>
          </table:table-cell>
          <table:table-cell office:value-type="float" office:value="0.019802" calcext:value-type="float">
            <text:p>0.01980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3000" calcext:value-type="float">
            <text:p>3000</text:p>
          </table:table-cell>
          <table:table-cell office:value-type="float" office:value="0.001984" calcext:value-type="float">
            <text:p>0.001984</text:p>
          </table:table-cell>
          <table:table-cell office:value-type="float" office:value="1.219991" calcext:value-type="float">
            <text:p>1.219991</text:p>
          </table:table-cell>
          <table:table-cell office:value-type="float" office:value="0.059689" calcext:value-type="float">
            <text:p>0.059689</text:p>
          </table:table-cell>
          <table:table-cell office:value-type="float" office:value="2.537829" calcext:value-type="float">
            <text:p>2.537829</text:p>
          </table:table-cell>
          <table:table-cell office:value-type="float" office:value="0.019031" calcext:value-type="float">
            <text:p>0.01903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3500" calcext:value-type="float">
            <text:p>3500</text:p>
          </table:table-cell>
          <table:table-cell office:value-type="float" office:value="0.002319" calcext:value-type="float">
            <text:p>0.002319</text:p>
          </table:table-cell>
          <table:table-cell office:value-type="float" office:value="1.634063" calcext:value-type="float">
            <text:p>1.634063</text:p>
          </table:table-cell>
          <table:table-cell office:value-type="float" office:value="0.072603" calcext:value-type="float">
            <text:p>0.072603</text:p>
          </table:table-cell>
          <table:table-cell office:value-type="float" office:value="3.376203" calcext:value-type="float">
            <text:p>3.376203</text:p>
          </table:table-cell>
          <table:table-cell office:value-type="float" office:value="0.021296" calcext:value-type="float">
            <text:p>0.02129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4000" calcext:value-type="float">
            <text:p>4000</text:p>
          </table:table-cell>
          <table:table-cell office:value-type="float" office:value="0.005565" calcext:value-type="float">
            <text:p>0.005565</text:p>
          </table:table-cell>
          <table:table-cell office:value-type="float" office:value="2.124069" calcext:value-type="float">
            <text:p>2.124069</text:p>
          </table:table-cell>
          <table:table-cell office:value-type="float" office:value="0.078536" calcext:value-type="float">
            <text:p>0.078536</text:p>
          </table:table-cell>
          <table:table-cell office:value-type="float" office:value="4.403646" calcext:value-type="float">
            <text:p>4.403646</text:p>
          </table:table-cell>
          <table:table-cell office:value-type="float" office:value="0.030693" calcext:value-type="float">
            <text:p>0.030693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4500" calcext:value-type="float">
            <text:p>4500</text:p>
          </table:table-cell>
          <table:table-cell office:value-type="float" office:value="0.002997" calcext:value-type="float">
            <text:p>0.002997</text:p>
          </table:table-cell>
          <table:table-cell office:value-type="float" office:value="2.7416" calcext:value-type="float">
            <text:p>2.7416</text:p>
          </table:table-cell>
          <table:table-cell office:value-type="float" office:value="0.090811" calcext:value-type="float">
            <text:p>0.090811</text:p>
          </table:table-cell>
          <table:table-cell office:value-type="float" office:value="5.587223" calcext:value-type="float">
            <text:p>5.587223</text:p>
          </table:table-cell>
          <table:table-cell office:value-type="float" office:value="0.031918" calcext:value-type="float">
            <text:p>0.031918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5000" calcext:value-type="float">
            <text:p>5000</text:p>
          </table:table-cell>
          <table:table-cell office:value-type="float" office:value="0.006991" calcext:value-type="float">
            <text:p>0.006991</text:p>
          </table:table-cell>
          <table:table-cell office:value-type="float" office:value="3.54581" calcext:value-type="float">
            <text:p>3.54581</text:p>
          </table:table-cell>
          <table:table-cell office:value-type="float" office:value="0.101102" calcext:value-type="float">
            <text:p>0.101102</text:p>
          </table:table-cell>
          <table:table-cell office:value-type="float" office:value="6.903803" calcext:value-type="float">
            <text:p>6.903803</text:p>
          </table:table-cell>
          <table:table-cell office:value-type="float" office:value="0.03441" calcext:value-type="float">
            <text:p>0.0344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5500" calcext:value-type="float">
            <text:p>5500</text:p>
          </table:table-cell>
          <table:table-cell office:value-type="float" office:value="0.003705" calcext:value-type="float">
            <text:p>0.003705</text:p>
          </table:table-cell>
          <table:table-cell office:value-type="float" office:value="4.071789" calcext:value-type="float">
            <text:p>4.071789</text:p>
          </table:table-cell>
          <table:table-cell office:value-type="float" office:value="0.110589" calcext:value-type="float">
            <text:p>0.110589</text:p>
          </table:table-cell>
          <table:table-cell office:value-type="float" office:value="8.350339" calcext:value-type="float">
            <text:p>8.350339</text:p>
          </table:table-cell>
          <table:table-cell office:value-type="float" office:value="0.03852" calcext:value-type="float">
            <text:p>0.0385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6000" calcext:value-type="float">
            <text:p>6000</text:p>
          </table:table-cell>
          <table:table-cell office:value-type="float" office:value="0.008218" calcext:value-type="float">
            <text:p>0.008218</text:p>
          </table:table-cell>
          <table:table-cell office:value-type="float" office:value="4.972476" calcext:value-type="float">
            <text:p>4.972476</text:p>
          </table:table-cell>
          <table:table-cell office:value-type="float" office:value="0.121102" calcext:value-type="float">
            <text:p>0.121102</text:p>
          </table:table-cell>
          <table:table-cell office:value-type="float" office:value="9.953891" calcext:value-type="float">
            <text:p>9.953891</text:p>
          </table:table-cell>
          <table:table-cell office:value-type="float" office:value="0.043769" calcext:value-type="float">
            <text:p>0.043769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6500" calcext:value-type="float">
            <text:p>6500</text:p>
          </table:table-cell>
          <table:table-cell office:value-type="float" office:value="0.004453" calcext:value-type="float">
            <text:p>0.004453</text:p>
          </table:table-cell>
          <table:table-cell office:value-type="float" office:value="5.742111" calcext:value-type="float">
            <text:p>5.742111</text:p>
          </table:table-cell>
          <table:table-cell office:value-type="float" office:value="0.129936" calcext:value-type="float">
            <text:p>0.129936</text:p>
          </table:table-cell>
          <table:table-cell office:value-type="float" office:value="11.677236" calcext:value-type="float">
            <text:p>11.677236</text:p>
          </table:table-cell>
          <table:table-cell office:value-type="float" office:value="0.050359" calcext:value-type="float">
            <text:p>0.050359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7000" calcext:value-type="float">
            <text:p>7000</text:p>
          </table:table-cell>
          <table:table-cell office:value-type="float" office:value="0.004822" calcext:value-type="float">
            <text:p>0.004822</text:p>
          </table:table-cell>
          <table:table-cell office:value-type="float" office:value="6.610091" calcext:value-type="float">
            <text:p>6.610091</text:p>
          </table:table-cell>
          <table:table-cell office:value-type="float" office:value="0.141054" calcext:value-type="float">
            <text:p>0.141054</text:p>
          </table:table-cell>
          <table:table-cell office:value-type="float" office:value="13.684934" calcext:value-type="float">
            <text:p>13.684934</text:p>
          </table:table-cell>
          <table:table-cell office:value-type="float" office:value="0.055708" calcext:value-type="float">
            <text:p>0.055708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7500" calcext:value-type="float">
            <text:p>7500</text:p>
          </table:table-cell>
          <table:table-cell office:value-type="float" office:value="0.005254" calcext:value-type="float">
            <text:p>0.005254</text:p>
          </table:table-cell>
          <table:table-cell office:value-type="float" office:value="7.616922" calcext:value-type="float">
            <text:p>7.616922</text:p>
          </table:table-cell>
          <table:table-cell office:value-type="float" office:value="0.151217" calcext:value-type="float">
            <text:p>0.151217</text:p>
          </table:table-cell>
          <table:table-cell office:value-type="float" office:value="15.663349" calcext:value-type="float">
            <text:p>15.663349</text:p>
          </table:table-cell>
          <table:table-cell office:value-type="float" office:value="0.062061" calcext:value-type="float">
            <text:p>0.0620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8000" calcext:value-type="float">
            <text:p>8000</text:p>
          </table:table-cell>
          <table:table-cell office:value-type="float" office:value="0.005816" calcext:value-type="float">
            <text:p>0.005816</text:p>
          </table:table-cell>
          <table:table-cell office:value-type="float" office:value="8.558607" calcext:value-type="float">
            <text:p>8.558607</text:p>
          </table:table-cell>
          <table:table-cell office:value-type="float" office:value="0.161675" calcext:value-type="float">
            <text:p>0.161675</text:p>
          </table:table-cell>
          <table:table-cell office:value-type="float" office:value="17.710059" calcext:value-type="float">
            <text:p>17.710059</text:p>
          </table:table-cell>
          <table:table-cell office:value-type="float" office:value="0.065907" calcext:value-type="float">
            <text:p>0.065907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8500" calcext:value-type="float">
            <text:p>8500</text:p>
          </table:table-cell>
          <table:table-cell office:value-type="float" office:value="0.008374" calcext:value-type="float">
            <text:p>0.008374</text:p>
          </table:table-cell>
          <table:table-cell office:value-type="float" office:value="9.966" calcext:value-type="float">
            <text:p>9.966</text:p>
          </table:table-cell>
          <table:table-cell office:value-type="float" office:value="0.173402" calcext:value-type="float">
            <text:p>0.173402</text:p>
          </table:table-cell>
          <table:table-cell office:value-type="float" office:value="20.015208" calcext:value-type="float">
            <text:p>20.015208</text:p>
          </table:table-cell>
          <table:table-cell office:value-type="float" office:value="0.074954" calcext:value-type="float">
            <text:p>0.074954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9000" calcext:value-type="float">
            <text:p>9000</text:p>
          </table:table-cell>
          <table:table-cell office:value-type="float" office:value="0.006695" calcext:value-type="float">
            <text:p>0.006695</text:p>
          </table:table-cell>
          <table:table-cell office:value-type="float" office:value="11.400412" calcext:value-type="float">
            <text:p>11.400412</text:p>
          </table:table-cell>
          <table:table-cell office:value-type="float" office:value="0.184584" calcext:value-type="float">
            <text:p>0.184584</text:p>
          </table:table-cell>
          <table:table-cell office:value-type="float" office:value="23.922487" calcext:value-type="float">
            <text:p>23.922487</text:p>
          </table:table-cell>
          <table:table-cell office:value-type="float" office:value="0.079635" calcext:value-type="float">
            <text:p>0.07963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9500" calcext:value-type="float">
            <text:p>9500</text:p>
          </table:table-cell>
          <table:table-cell office:value-type="float" office:value="0.006583" calcext:value-type="float">
            <text:p>0.006583</text:p>
          </table:table-cell>
          <table:table-cell office:value-type="float" office:value="12.337984" calcext:value-type="float">
            <text:p>12.337984</text:p>
          </table:table-cell>
          <table:table-cell office:value-type="float" office:value="0.195163" calcext:value-type="float">
            <text:p>0.195163</text:p>
          </table:table-cell>
          <table:table-cell office:value-type="float" office:value="25.083723" calcext:value-type="float">
            <text:p>25.083723</text:p>
          </table:table-cell>
          <table:table-cell office:value-type="float" office:value="0.087572" calcext:value-type="float">
            <text:p>0.08757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10000" calcext:value-type="float">
            <text:p>10000</text:p>
          </table:table-cell>
          <table:table-cell office:value-type="float" office:value="0.006997" calcext:value-type="float">
            <text:p>0.006997</text:p>
          </table:table-cell>
          <table:table-cell office:value-type="float" office:value="13.934658" calcext:value-type="float">
            <text:p>13.934658</text:p>
          </table:table-cell>
          <table:table-cell office:value-type="float" office:value="0.204039" calcext:value-type="float">
            <text:p>0.204039</text:p>
          </table:table-cell>
          <table:table-cell office:value-type="float" office:value="28.065981" calcext:value-type="float">
            <text:p>28.065981</text:p>
          </table:table-cell>
          <table:table-cell office:value-type="float" office:value="0.096898" calcext:value-type="float">
            <text:p>0.096898</text:p>
          </table:table-cell>
          <table:table-cell table:number-columns-repeated="101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5T11:03:59.930616163</dc:date>
    <meta:editing-duration>PT45M53S</meta:editing-duration>
    <meta:editing-cycles>1</meta:editing-cycles>
    <meta:document-statistic meta:table-count="1" meta:cell-count="132" meta:object-count="0"/>
    <meta:generator>LibreOffice/5.1.6.2$Linux_X86_64 LibreOffice_project/10m0$Build-2</meta:generator>
  </office:meta>
</office:document-meta>
</file>